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389E00001D39000012BCFF552761FFCA2460.svg" manifest:media-type="image/svg+xml"/>
  <manifest:file-entry manifest:full-path="Pictures/10000201000001A80000011007E3193770077B2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left="0cm" fo:margin-right="0cm" fo:text-align="end" style:justify-single-word="false" fo:text-indent="0cm" style:auto-text-indent="false" style:page-number="auto" text:number-lines="false" text:line-number="0">
        <style:tab-stops>
          <style:tab-stop style:position="8.795cm" style:type="center"/>
          <style:tab-stop style:position="19.293cm" style:type="right"/>
        </style:tab-stops>
      </style:paragraph-properties>
      <style:text-properties fo:font-size="16pt" fo:language="sv" fo:country="SE" officeooo:rsid="007bdde5" officeooo:paragraph-rsid="007bdde5" style:font-size-asian="16pt" style:font-size-complex="16pt"/>
    </style:style>
    <style:style style:name="P2" style:family="paragraph" style:parent-style-name="Header" style:master-page-name="">
      <style:paragraph-properties fo:margin-left="0cm" fo:margin-right="0cm" fo:text-align="end" style:justify-single-word="false" fo:text-indent="0cm" style:auto-text-indent="false" style:page-number="auto" text:number-lines="false" text:line-number="0">
        <style:tab-stops>
          <style:tab-stop style:position="8.795cm" style:type="center"/>
          <style:tab-stop style:position="19.293cm" style:type="right"/>
        </style:tab-stops>
      </style:paragraph-properties>
      <style:text-properties fo:font-size="8pt" fo:language="sv" fo:country="SE" officeooo:rsid="007bdde5" officeooo:paragraph-rsid="007bdde5" style:font-size-asian="7pt" style:font-size-complex="8pt"/>
    </style:style>
    <style:style style:name="P3" style:family="paragraph" style:parent-style-name="Heading_20_1">
      <style:text-properties fo:language="sv" fo:country="SE" officeooo:rsid="00937c9d" officeooo:paragraph-rsid="00937c9d"/>
    </style:style>
    <style:style style:name="P4" style:family="paragraph" style:parent-style-name="Heading_20_1">
      <style:paragraph-properties fo:break-before="page"/>
      <style:text-properties fo:language="sv" fo:country="SE"/>
    </style:style>
    <style:style style:name="P5" style:family="paragraph" style:parent-style-name="Heading_20_1">
      <style:paragraph-properties fo:break-before="page"/>
      <style:text-properties fo:color="#55a0cb" style:font-name="Arial" fo:font-size="16.1000003814697pt" fo:font-weight="bold" officeooo:rsid="00b2dde6" officeooo:paragraph-rsid="00b2dde6" style:font-name-asian="Andale Sans UI" style:font-size-asian="16.1000003814697pt" style:language-asian="zxx" style:country-asian="none" style:font-weight-asian="bold" style:font-name-complex="Tahoma" style:font-size-complex="16.1000003814697pt" style:language-complex="zxx" style:country-complex="none" style:font-weight-complex="bold"/>
    </style:style>
    <style:style style:name="P6" style:family="paragraph" style:parent-style-name="Heading_20_2">
      <style:text-properties fo:color="#55a0cb" style:font-name="Arial" fo:font-size="14pt" fo:language="sv" fo:country="SE" fo:font-style="italic" fo:font-weight="bold" officeooo:rsid="0094576c" officeooo:paragraph-rsid="0094576c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7" style:family="paragraph" style:parent-style-name="Heading_20_2">
      <style:text-properties fo:language="sv" fo:country="SE"/>
    </style:style>
    <style:style style:name="P8" style:family="paragraph" style:parent-style-name="Heading_20_2">
      <style:text-properties fo:language="sv" fo:country="SE" officeooo:paragraph-rsid="00937c9d"/>
    </style:style>
    <style:style style:name="P9" style:family="paragraph" style:parent-style-name="Heading_20_2">
      <style:text-properties fo:language="sv" fo:country="SE" officeooo:paragraph-rsid="0094576c"/>
    </style:style>
    <style:style style:name="P10" style:family="paragraph" style:parent-style-name="Heading_20_2">
      <style:text-properties fo:language="sv" fo:country="SE" officeooo:paragraph-rsid="0096e5e9"/>
    </style:style>
    <style:style style:name="P11" style:family="paragraph" style:parent-style-name="Heading_20_2">
      <style:text-properties fo:language="sv" fo:country="SE" officeooo:paragraph-rsid="00970c2b"/>
    </style:style>
    <style:style style:name="P12" style:family="paragraph" style:parent-style-name="Heading_20_2">
      <style:text-properties fo:language="sv" fo:country="SE" officeooo:paragraph-rsid="00991403"/>
    </style:style>
    <style:style style:name="P13" style:family="paragraph" style:parent-style-name="Heading_20_2">
      <style:text-properties fo:language="sv" fo:country="SE" officeooo:paragraph-rsid="009ac943"/>
    </style:style>
    <style:style style:name="P14" style:family="paragraph" style:parent-style-name="Heading_20_2">
      <style:text-properties fo:language="sv" fo:country="SE" officeooo:paragraph-rsid="009d5e2c"/>
    </style:style>
    <style:style style:name="P15" style:family="paragraph" style:parent-style-name="Heading_20_2">
      <style:text-properties fo:language="sv" fo:country="SE" officeooo:paragraph-rsid="00a37372"/>
    </style:style>
    <style:style style:name="P16" style:family="paragraph" style:parent-style-name="Heading_20_2">
      <style:text-properties fo:language="sv" fo:country="SE" officeooo:paragraph-rsid="00a7f8ad"/>
    </style:style>
    <style:style style:name="P17" style:family="paragraph" style:parent-style-name="Heading_20_2">
      <style:text-properties fo:language="sv" fo:country="SE" officeooo:rsid="00ad6b00" officeooo:paragraph-rsid="00ad6b00"/>
    </style:style>
    <style:style style:name="P18" style:family="paragraph" style:parent-style-name="Heading_20_2">
      <style:text-properties fo:language="sv" fo:country="SE" officeooo:paragraph-rsid="00b2dde6"/>
    </style:style>
    <style:style style:name="P19" style:family="paragraph" style:parent-style-name="Heading_20_2">
      <style:text-properties officeooo:paragraph-rsid="009ee425"/>
    </style:style>
    <style:style style:name="P20" style:family="paragraph" style:parent-style-name="Heading_20_2">
      <style:text-properties officeooo:paragraph-rsid="00a37372"/>
    </style:style>
    <style:style style:name="P21" style:family="paragraph" style:parent-style-name="Heading_20_2">
      <style:text-properties officeooo:paragraph-rsid="00a7f8ad"/>
    </style:style>
    <style:style style:name="P22" style:family="paragraph" style:parent-style-name="Heading_20_2">
      <style:text-properties officeooo:paragraph-rsid="00a96737"/>
    </style:style>
    <style:style style:name="P23" style:family="paragraph" style:parent-style-name="Heading_20_2">
      <style:text-properties officeooo:paragraph-rsid="00b2dde6"/>
    </style:style>
    <style:style style:name="P24" style:family="paragraph" style:parent-style-name="Standard" style:list-style-name="L4"/>
    <style:style style:name="P25" style:family="paragraph" style:parent-style-name="Standard">
      <style:text-properties fo:language="sv" fo:country="SE" officeooo:rsid="00ad6b00" officeooo:paragraph-rsid="00ad6b00"/>
    </style:style>
    <style:style style:name="P26" style:family="paragraph" style:parent-style-name="Standard">
      <style:text-properties officeooo:rsid="00ad6b00" officeooo:paragraph-rsid="00ad6b00"/>
    </style:style>
    <style:style style:name="P27" style:family="paragraph" style:parent-style-name="Text_20_body">
      <style:text-properties fo:color="#55a0cb" style:font-name="Arial" fo:font-size="14pt" fo:language="sv" fo:country="SE" fo:font-style="italic" fo:font-weight="bold" officeooo:rsid="0094576c" officeooo:paragraph-rsid="00ab1de6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28" style:family="paragraph" style:parent-style-name="Text_20_body">
      <style:text-properties fo:color="#55a0cb" style:font-name="Arial" fo:font-size="14pt" fo:language="sv" fo:country="SE" fo:font-style="italic" fo:font-weight="bold" officeooo:rsid="0094576c" officeooo:paragraph-rsid="00acd525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29" style:family="paragraph" style:parent-style-name="Text_20_body" style:list-style-name="L1">
      <style:text-properties officeooo:paragraph-rsid="00ab1de6"/>
    </style:style>
    <style:style style:name="P30" style:family="paragraph" style:parent-style-name="Text_20_body">
      <style:text-properties fo:language="sv" fo:country="SE"/>
    </style:style>
    <style:style style:name="P31" style:family="paragraph" style:parent-style-name="Text_20_body">
      <style:text-properties fo:language="sv" fo:country="SE" officeooo:rsid="00937c9d" officeooo:paragraph-rsid="00937c9d"/>
    </style:style>
    <style:style style:name="P32" style:family="paragraph" style:parent-style-name="Text_20_body" style:list-style-name="L1">
      <style:text-properties fo:language="sv" fo:country="SE" officeooo:rsid="00937c9d" officeooo:paragraph-rsid="0094576c"/>
    </style:style>
    <style:style style:name="P33" style:family="paragraph" style:parent-style-name="Text_20_body" style:list-style-name="L3">
      <style:text-properties fo:language="sv" fo:country="SE" officeooo:rsid="00937c9d" officeooo:paragraph-rsid="0096e5e9"/>
    </style:style>
    <style:style style:name="P34" style:family="paragraph" style:parent-style-name="Text_20_body" style:list-style-name="L1">
      <style:text-properties fo:language="sv" fo:country="SE" officeooo:paragraph-rsid="00937c9d"/>
    </style:style>
    <style:style style:name="P35" style:family="paragraph" style:parent-style-name="Text_20_body" style:list-style-name="L1">
      <style:text-properties fo:language="sv" fo:country="SE" officeooo:paragraph-rsid="00962e82"/>
    </style:style>
    <style:style style:name="P36" style:family="paragraph" style:parent-style-name="Text_20_body" style:list-style-name="L1">
      <style:text-properties fo:language="sv" fo:country="SE" officeooo:paragraph-rsid="00991403"/>
    </style:style>
    <style:style style:name="P37" style:family="paragraph" style:parent-style-name="Text_20_body" style:list-style-name="L1">
      <style:text-properties fo:language="sv" fo:country="SE" officeooo:paragraph-rsid="009ac943"/>
    </style:style>
    <style:style style:name="P38" style:family="paragraph" style:parent-style-name="Text_20_body" style:list-style-name="L1">
      <style:text-properties fo:language="sv" fo:country="SE" officeooo:paragraph-rsid="009d5e2c"/>
    </style:style>
    <style:style style:name="P39" style:family="paragraph" style:parent-style-name="Text_20_body">
      <style:text-properties fo:language="sv" fo:country="SE" officeooo:paragraph-rsid="00937c9d"/>
    </style:style>
    <style:style style:name="P40" style:family="paragraph" style:parent-style-name="Text_20_body" style:list-style-name="L1">
      <style:text-properties fo:language="sv" fo:country="SE" officeooo:rsid="00962e82" officeooo:paragraph-rsid="00962e82" style:language-asian="zxx" style:country-asian="none" style:language-complex="zxx" style:country-complex="none"/>
    </style:style>
    <style:style style:name="P41" style:family="paragraph" style:parent-style-name="Text_20_body">
      <style:text-properties fo:language="sv" fo:country="SE" officeooo:rsid="00962e82" officeooo:paragraph-rsid="00962e82" style:language-asian="zxx" style:country-asian="none" style:language-complex="zxx" style:country-complex="none"/>
    </style:style>
    <style:style style:name="P42" style:family="paragraph" style:parent-style-name="Text_20_body" style:list-style-name="L3">
      <style:text-properties fo:language="sv" fo:country="SE" officeooo:rsid="00937c9d" officeooo:paragraph-rsid="00970c2b" style:language-asian="zxx" style:country-asian="none" style:language-complex="zxx" style:country-complex="none"/>
    </style:style>
    <style:style style:name="P43" style:family="paragraph" style:parent-style-name="Text_20_body">
      <style:text-properties fo:language="sv" fo:country="SE" officeooo:rsid="00937c9d" officeooo:paragraph-rsid="00970c2b" style:language-asian="zxx" style:country-asian="none" style:language-complex="zxx" style:country-complex="none"/>
    </style:style>
    <style:style style:name="P44" style:family="paragraph" style:parent-style-name="Text_20_body" style:list-style-name="L1">
      <style:text-properties fo:language="sv" fo:country="SE" officeooo:rsid="00937c9d" officeooo:paragraph-rsid="00991403" style:language-asian="zxx" style:country-asian="none" style:language-complex="zxx" style:country-complex="none"/>
    </style:style>
    <style:style style:name="P45" style:family="paragraph" style:parent-style-name="Text_20_body" style:list-style-name="L1">
      <style:text-properties fo:language="sv" fo:country="SE" officeooo:rsid="00937c9d" officeooo:paragraph-rsid="00a7f8ad" style:language-asian="zxx" style:country-asian="none" style:language-complex="zxx" style:country-complex="none"/>
    </style:style>
    <style:style style:name="P46" style:family="paragraph" style:parent-style-name="Text_20_body" style:list-style-name="L1">
      <style:text-properties fo:language="sv" fo:country="SE" officeooo:rsid="00937c9d" officeooo:paragraph-rsid="00b2dde6" style:language-asian="zxx" style:country-asian="none" style:language-complex="zxx" style:country-complex="none"/>
    </style:style>
    <style:style style:name="P47" style:family="paragraph" style:parent-style-name="Text_20_body">
      <style:text-properties fo:language="sv" fo:country="SE" officeooo:rsid="00937c9d" officeooo:paragraph-rsid="00a7f8ad" style:language-asian="zxx" style:country-asian="none" style:language-complex="zxx" style:country-complex="none"/>
    </style:style>
    <style:style style:name="P48" style:family="paragraph" style:parent-style-name="Text_20_body">
      <style:text-properties fo:language="sv" fo:country="SE" officeooo:rsid="00937c9d" officeooo:paragraph-rsid="00b2dde6" style:language-asian="zxx" style:country-asian="none" style:language-complex="zxx" style:country-complex="none"/>
    </style:style>
    <style:style style:name="P49" style:family="paragraph" style:parent-style-name="Text_20_body">
      <style:text-properties fo:language="sv" fo:country="SE" officeooo:rsid="00970c2b" officeooo:paragraph-rsid="00970c2b" style:language-asian="zxx" style:country-asian="none" style:language-complex="zxx" style:country-complex="none"/>
    </style:style>
    <style:style style:name="P50" style:family="paragraph" style:parent-style-name="Text_20_body" style:list-style-name="L3">
      <style:text-properties fo:language="sv" fo:country="SE" officeooo:rsid="00970c2b" officeooo:paragraph-rsid="00970c2b" style:language-asian="zxx" style:country-asian="none" style:language-complex="zxx" style:country-complex="none"/>
    </style:style>
    <style:style style:name="P51" style:family="paragraph" style:parent-style-name="Text_20_body" style:list-style-name="L3">
      <style:text-properties fo:language="sv" fo:country="SE" officeooo:rsid="0097febd" officeooo:paragraph-rsid="0097febd" style:language-asian="zxx" style:country-asian="none" style:language-complex="zxx" style:country-complex="none"/>
    </style:style>
    <style:style style:name="P52" style:family="paragraph" style:parent-style-name="Text_20_body">
      <style:text-properties fo:language="sv" fo:country="SE" officeooo:rsid="0097febd" officeooo:paragraph-rsid="0097febd" style:language-asian="zxx" style:country-asian="none" style:language-complex="zxx" style:country-complex="none"/>
    </style:style>
    <style:style style:name="P53" style:family="paragraph" style:parent-style-name="Text_20_body" style:list-style-name="L1">
      <style:text-properties fo:language="sv" fo:country="SE" officeooo:rsid="009ac943" officeooo:paragraph-rsid="009ac943" style:language-asian="zxx" style:country-asian="none" style:language-complex="zxx" style:country-complex="none"/>
    </style:style>
    <style:style style:name="P54" style:family="paragraph" style:parent-style-name="Text_20_body" style:list-style-name="L1">
      <style:text-properties fo:language="sv" fo:country="SE" officeooo:rsid="009d5e2c" officeooo:paragraph-rsid="009d5e2c" style:language-asian="zxx" style:country-asian="none" style:language-complex="zxx" style:country-complex="none"/>
    </style:style>
    <style:style style:name="P55" style:family="paragraph" style:parent-style-name="Text_20_body" style:list-style-name="L1">
      <style:text-properties fo:language="sv" fo:country="SE" officeooo:rsid="009ee425" officeooo:paragraph-rsid="009ee425" style:language-asian="zxx" style:country-asian="none" style:language-complex="zxx" style:country-complex="none"/>
    </style:style>
    <style:style style:name="P56" style:family="paragraph" style:parent-style-name="Text_20_body" style:list-style-name="L1">
      <style:text-properties fo:language="sv" fo:country="SE" officeooo:rsid="00b25723" officeooo:paragraph-rsid="00b25723" style:language-asian="zxx" style:country-asian="none" style:language-complex="zxx" style:country-complex="none"/>
    </style:style>
    <style:style style:name="P57" style:family="paragraph" style:parent-style-name="Text_20_body" style:list-style-name="L1">
      <style:text-properties fo:language="sv" fo:country="SE" officeooo:rsid="00b25723" officeooo:paragraph-rsid="00b2dde6" style:language-asian="zxx" style:country-asian="none" style:language-complex="zxx" style:country-complex="none"/>
    </style:style>
    <style:style style:name="P58" style:family="paragraph" style:parent-style-name="Text_20_body">
      <style:text-properties fo:language="sv" fo:country="SE" officeooo:rsid="00b25723" officeooo:paragraph-rsid="00b25723" style:language-asian="zxx" style:country-asian="none" style:language-complex="zxx" style:country-complex="none"/>
    </style:style>
    <style:style style:name="P59" style:family="paragraph" style:parent-style-name="Text_20_body" style:list-style-name="L3">
      <style:text-properties fo:language="sv" fo:country="SE" officeooo:rsid="00962e82" officeooo:paragraph-rsid="00962e82"/>
    </style:style>
    <style:style style:name="P60" style:family="paragraph" style:parent-style-name="Text_20_body" style:list-style-name="L3">
      <style:text-properties fo:language="sv" fo:country="SE" officeooo:rsid="0096e5e9" officeooo:paragraph-rsid="0096e5e9"/>
    </style:style>
    <style:style style:name="P61" style:family="paragraph" style:parent-style-name="Text_20_body">
      <style:text-properties fo:language="sv" fo:country="SE" officeooo:rsid="0096e5e9" officeooo:paragraph-rsid="0096e5e9"/>
    </style:style>
    <style:style style:name="P62" style:family="paragraph" style:parent-style-name="Text_20_body" style:list-style-name="L1">
      <style:text-properties style:font-name="Times New Roman" fo:font-size="12pt" fo:language="sv" fo:country="SE" officeooo:rsid="00937c9d" officeooo:paragraph-rsid="00a37372" style:font-size-asian="12pt" style:language-asian="zxx" style:country-asian="none" style:font-size-complex="12pt" style:language-complex="zxx" style:country-complex="none"/>
    </style:style>
    <style:style style:name="P63" style:family="paragraph" style:parent-style-name="Text_20_body" style:list-style-name="L1">
      <style:text-properties style:font-name="Times New Roman" fo:font-size="12pt" fo:language="sv" fo:country="SE" officeooo:rsid="00937c9d" officeooo:paragraph-rsid="00ab1de6" style:font-size-asian="12pt" style:language-asian="zxx" style:country-asian="none" style:font-size-complex="12pt" style:language-complex="zxx" style:country-complex="none"/>
    </style:style>
    <style:style style:name="P64" style:family="paragraph" style:parent-style-name="Text_20_body" style:list-style-name="L1">
      <style:text-properties style:font-name="Times New Roman" fo:font-size="12pt" fo:language="sv" fo:country="SE" officeooo:rsid="00937c9d" officeooo:paragraph-rsid="00acd525" style:font-size-asian="12pt" style:language-asian="zxx" style:country-asian="none" style:font-size-complex="12pt" style:language-complex="zxx" style:country-complex="none"/>
    </style:style>
    <style:style style:name="P65" style:family="paragraph" style:parent-style-name="Text_20_body">
      <style:text-properties style:font-name="Times New Roman" fo:font-size="12pt" fo:language="sv" fo:country="SE" officeooo:rsid="00937c9d" officeooo:paragraph-rsid="00acd525" style:font-size-asian="12pt" style:language-asian="zxx" style:country-asian="none" style:font-size-complex="12pt" style:language-complex="zxx" style:country-complex="none"/>
    </style:style>
    <style:style style:name="P66" style:family="paragraph" style:parent-style-name="Text_20_body" style:list-style-name="L1">
      <style:text-properties style:font-name="Times New Roman" fo:font-size="12pt" fo:language="sv" fo:country="SE" officeooo:rsid="00a081ba" officeooo:paragraph-rsid="00a081ba" style:font-size-asian="12pt" style:language-asian="zxx" style:country-asian="none" style:font-size-complex="12pt" style:language-complex="zxx" style:country-complex="none"/>
    </style:style>
    <style:style style:name="P67" style:family="paragraph" style:parent-style-name="Text_20_body" style:list-style-name="L1">
      <style:text-properties style:font-name="Times New Roman" fo:font-size="12pt" fo:language="sv" fo:country="SE" officeooo:rsid="00a5522c" officeooo:paragraph-rsid="00a5522c" style:font-size-asian="12pt" style:language-asian="zxx" style:country-asian="none" style:font-size-complex="12pt" style:language-complex="zxx" style:country-complex="none"/>
    </style:style>
    <style:style style:name="P68" style:family="paragraph" style:parent-style-name="Text_20_body">
      <style:text-properties style:font-name="Times New Roman" fo:font-size="12pt" fo:language="sv" fo:country="SE" officeooo:rsid="00ad6b00" officeooo:paragraph-rsid="00ad6b00" style:font-size-asian="12pt" style:language-asian="zxx" style:country-asian="none" style:font-size-complex="12pt" style:language-complex="zxx" style:country-complex="none"/>
    </style:style>
    <style:style style:name="P69" style:family="paragraph" style:parent-style-name="Text_20_body">
      <style:text-properties officeooo:paragraph-rsid="00ab1de6"/>
    </style:style>
    <style:style style:name="P70" style:family="paragraph" style:parent-style-name="Text_20_body">
      <style:text-properties officeooo:paragraph-rsid="00acd525"/>
    </style:style>
    <style:style style:name="P71" style:family="paragraph" style:parent-style-name="Text_20_body">
      <style:text-properties officeooo:rsid="00ad6b00" officeooo:paragraph-rsid="00ad6b00"/>
    </style:style>
    <style:style style:name="P72" style:family="paragraph" style:parent-style-name="Text_20_body">
      <style:text-properties officeooo:paragraph-rsid="00b2dde6"/>
    </style:style>
    <style:style style:name="P73" style:family="paragraph" style:parent-style-name="Text_20_body">
      <style:paragraph-properties fo:break-before="page"/>
      <style:text-properties style:font-name="Times New Roman" fo:font-size="12pt" fo:language="sv" fo:country="SE" officeooo:rsid="00937c9d" officeooo:paragraph-rsid="00a96737" style:font-size-asian="12pt" style:language-asian="zxx" style:country-asian="none" style:font-size-complex="12pt" style:language-complex="zxx" style:country-complex="none"/>
    </style:style>
    <style:style style:name="P74" style:family="paragraph" style:parent-style-name="Title" style:master-page-name="Standard">
      <style:paragraph-properties style:page-number="auto"/>
      <style:text-properties fo:language="sv" fo:country="SE"/>
    </style:style>
    <style:style style:name="T1" style:family="text">
      <style:text-properties officeooo:rsid="00937c9d"/>
    </style:style>
    <style:style style:name="T2" style:family="text">
      <style:text-properties fo:color="#55a0cb" style:font-name="Arial" fo:font-size="14pt" fo:font-style="italic" fo:font-weight="bold" officeooo:rsid="0096e5e9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T3" style:family="text">
      <style:text-properties fo:color="#55a0cb" style:font-name="Arial" fo:font-size="14pt" fo:font-style="italic" fo:font-weight="bold" officeooo:rsid="00970c2b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T4" style:family="text">
      <style:text-properties fo:color="#55a0cb" style:font-name="Arial" fo:font-size="14pt" fo:font-style="italic" fo:font-weight="bold" officeooo:rsid="0094576c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T5" style:family="text">
      <style:text-properties fo:color="#55a0cb" style:font-name="Arial" fo:font-size="14pt" fo:font-style="italic" fo:font-weight="bold" officeooo:rsid="00991403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T6" style:family="text">
      <style:text-properties fo:color="#55a0cb" style:font-name="Arial" fo:font-size="14pt" fo:font-style="italic" fo:font-weight="bold" officeooo:rsid="009ac943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T7" style:family="text">
      <style:text-properties fo:color="#55a0cb" style:font-name="Arial" fo:font-size="14pt" fo:font-style="italic" fo:font-weight="bold" officeooo:rsid="009d5e2c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T8" style:family="text">
      <style:text-properties fo:color="#55a0cb" style:font-name="Arial" fo:font-size="14pt" fo:language="sv" fo:country="SE" fo:font-style="italic" fo:font-weight="bold" officeooo:rsid="0094576c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T9" style:family="text">
      <style:text-properties fo:color="#55a0cb" style:font-name="Arial" fo:font-size="14pt" fo:language="sv" fo:country="SE" fo:font-style="italic" fo:font-weight="bold" officeooo:rsid="009f93c5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T10" style:family="text">
      <style:text-properties fo:color="#55a0cb" style:font-name="Arial" fo:font-size="14pt" fo:language="sv" fo:country="SE" fo:font-style="italic" fo:font-weight="bold" officeooo:rsid="00a37372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T11" style:family="text">
      <style:text-properties fo:color="#55a0cb" style:font-name="Arial" fo:font-size="14pt" fo:language="sv" fo:country="SE" fo:font-style="italic" fo:font-weight="bold" officeooo:rsid="00a7f8ad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T12" style:family="text">
      <style:text-properties fo:color="#55a0cb" style:font-name="Arial" fo:font-size="14pt" fo:language="sv" fo:country="SE" fo:font-style="italic" fo:font-weight="bold" officeooo:rsid="00a96737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T13" style:family="text">
      <style:text-properties fo:color="#55a0cb" style:font-name="Arial" fo:font-size="14pt" fo:language="sv" fo:country="SE" fo:font-style="italic" fo:font-weight="bold" officeooo:rsid="00acd525" style:font-name-asian="Andale Sans UI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T14" style:family="text">
      <style:text-properties officeooo:rsid="00937c9d" style:language-asian="zxx" style:country-asian="none" style:language-complex="zxx" style:country-complex="none"/>
    </style:style>
    <style:style style:name="T15" style:family="text">
      <style:text-properties officeooo:rsid="00962e82" style:language-asian="zxx" style:country-asian="none" style:language-complex="zxx" style:country-complex="none"/>
    </style:style>
    <style:style style:name="T16" style:family="text">
      <style:text-properties officeooo:rsid="00970c2b" style:language-asian="zxx" style:country-asian="none" style:language-complex="zxx" style:country-complex="none"/>
    </style:style>
    <style:style style:name="T17" style:family="text">
      <style:text-properties officeooo:rsid="00991403" style:language-asian="zxx" style:country-asian="none" style:language-complex="zxx" style:country-complex="none"/>
    </style:style>
    <style:style style:name="T18" style:family="text">
      <style:text-properties officeooo:rsid="009ac943" style:language-asian="zxx" style:country-asian="none" style:language-complex="zxx" style:country-complex="none"/>
    </style:style>
    <style:style style:name="T19" style:family="text">
      <style:text-properties officeooo:rsid="009d5e2c" style:language-asian="zxx" style:country-asian="none" style:language-complex="zxx" style:country-complex="none"/>
    </style:style>
    <style:style style:name="T20" style:family="text">
      <style:text-properties officeooo:rsid="0094576c"/>
    </style:style>
    <style:style style:name="T21" style:family="text">
      <style:text-properties fo:color="#000000" style:font-name="Consolas" fo:font-size="9.5pt" style:font-size-asian="9.5pt"/>
    </style:style>
    <style:style style:name="T22" style:family="text">
      <style:text-properties fo:color="#000000"/>
    </style:style>
    <style:style style:name="T23" style:family="text">
      <style:text-properties officeooo:rsid="00991403"/>
    </style:style>
    <style:style style:name="T24" style:family="text">
      <style:text-properties officeooo:rsid="009ac943"/>
    </style:style>
    <style:style style:name="T25" style:family="text">
      <style:text-properties officeooo:rsid="009d5e2c"/>
    </style:style>
    <style:style style:name="T26" style:family="text">
      <style:text-properties fo:language="sv" fo:country="SE" officeooo:rsid="009f93c5"/>
    </style:style>
    <style:style style:name="T27" style:family="text">
      <style:text-properties fo:language="sv" fo:country="SE" officeooo:rsid="00937c9d" style:language-asian="zxx" style:country-asian="none" style:language-complex="zxx" style:country-complex="none"/>
    </style:style>
    <style:style style:name="T28" style:family="text">
      <style:text-properties fo:language="sv" fo:country="SE" officeooo:rsid="00a96737" style:language-asian="zxx" style:country-asian="none" style:language-complex="zxx" style:country-complex="none"/>
    </style:style>
    <style:style style:name="T29" style:family="text">
      <style:text-properties fo:language="sv" fo:country="SE" officeooo:rsid="00991403"/>
    </style:style>
    <style:style style:name="T30" style:family="text">
      <style:text-properties fo:language="sv" fo:country="SE" officeooo:rsid="00a7f8ad"/>
    </style:style>
    <style:style style:name="T31" style:family="text">
      <style:text-properties fo:language="sv" fo:country="SE" officeooo:rsid="00a96737"/>
    </style:style>
    <style:style style:name="T32" style:family="text">
      <style:text-properties fo:color="#0000ff" style:font-name="Consolas" fo:font-size="9.5pt" style:font-size-asian="9.5pt"/>
    </style:style>
    <style:style style:name="T33" style:family="text">
      <style:text-properties officeooo:rsid="00a37372"/>
    </style:style>
    <style:style style:name="T34" style:family="text">
      <style:text-properties officeooo:rsid="00a7f8ad"/>
    </style:style>
    <style:style style:name="T35" style:family="text">
      <style:text-properties officeooo:rsid="00a96737"/>
    </style:style>
    <style:style style:name="T36" style:family="text">
      <style:text-properties officeooo:rsid="00ab1de6"/>
    </style:style>
    <style:style style:name="T37" style:family="text">
      <style:text-properties fo:color="#a31515" style:font-name="Consolas" fo:font-size="9.5pt" style:font-size-asian="9.5pt"/>
    </style:style>
    <style:style style:name="T38" style:family="text">
      <style:text-properties fo:color="#ff0000" style:font-name="Consolas" fo:font-size="9.5pt" style:font-size-asian="9.5pt"/>
    </style:style>
    <style:style style:name="T39" style:family="text">
      <style:text-properties officeooo:rsid="00b36d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Feedback kod</text:p>
      <text:p text:style-name="P30"/>
      <text:p text:style-name="P30"/>
      <text:h text:style-name="P3" text:outline-level="1">PizzaBagare</text:h>
      <text:p text:style-name="P31"/>
      <text:h text:style-name="P8" text:outline-level="2"><text:span text:style-name="T20">Program.cs</text:span></text:h>
      <text:list xml:id="list1121707156" text:style-name="L1">
        <text:list-item>
          <text:p text:style-name="P34"><text:span text:style-name="T1">Rad 14,15 Data och Display: dålig </text:span><text:span text:style-name="T14">namn på variabler</text:span></text:p>
        </text:list-item>
      </text:list>
      <text:p text:style-name="P39"><text:span text:style-name="T14"/></text:p>
      <text:h text:style-name="P9" text:outline-level="2">Chef.<text:span text:style-name="T20">cs</text:span></text:h>
      <text:list xml:id="list12754925650797" text:continue-numbering="true" text:style-name="L1">
        <text:list-item>
          <text:p text:style-name="P32">Inget att anmärka, bra</text:p>
          <text:p text:style-name="P32"><text:span text:style-name="T14"/></text:p>
        </text:list-item>
      </text:list>
      <text:p text:style-name="P31"/>
      <text:h text:style-name="P6" text:outline-level="2">Data.cs</text:h>
      <text:list xml:id="list12755069284056" text:continue-numbering="true" text:style-name="L1">
        <text:list-item>
          <text:p text:style-name="P35"><text:span text:style-name="T15">Rad 14-19: Bättre med instansiering av data </text:span><text:span text:style-name="T16">i</text:span><text:span text:style-name="T15"> constructor</text:span></text:p>
        </text:list-item>
        <text:list-item>
          <text:p text:style-name="P40">Rad 41-43: program.cs, main funktion är inte korrekt för async programmering</text:p>
        </text:list-item>
      </text:list>
      <text:p text:style-name="P41"/>
      <text:h text:style-name="P7" text:outline-level="2">Display.cs</text:h>
      <text:list xml:id="list3177503992" text:style-name="L3">
        <text:list-item>
          <text:p text:style-name="P59">Rad 11: dålig variabelnamn “s”.</text:p>
          <text:list>
            <text:list-header>
              <text:p text:style-name="P59"/>
            </text:list-header>
          </text:list>
        </text:list-item>
      </text:list>
      <text:h text:style-name="P10" text:outline-level="2"><text:span text:style-name="T2">Extra</text:span>.<text:span text:style-name="T20">cs</text:span></text:h>
      <text:list xml:id="list12755066095973" text:continue-numbering="true" text:style-name="L3">
        <text:list-item>
          <text:p text:style-name="P33">Inget att anmärka, bra</text:p>
        </text:list-item>
        <text:list-item>
          <text:p text:style-name="P60">Rad 17: Bra exempel på lambda</text:p>
        </text:list-item>
      </text:list>
      <text:p text:style-name="P61"/>
      <text:h text:style-name="P11" text:outline-level="2"><text:span text:style-name="T3">Order</text:span>.<text:span text:style-name="T20">cs</text:span></text:h>
      <text:list xml:id="list12754327973782" text:continue-numbering="true" text:style-name="L3">
        <text:list-item>
          <text:p text:style-name="P42">Inget att anmärka, bra</text:p>
        </text:list-item>
      </text:list>
      <text:p text:style-name="P49"/>
      <text:h text:style-name="P11" text:outline-level="2"><text:soft-page-break/><text:span text:style-name="T3">Pizza</text:span>.<text:span text:style-name="T20">cs</text:span></text:h>
      <text:list xml:id="list12755786042409" text:continue-numbering="true" text:style-name="L3">
        <text:list-item>
          <text:p text:style-name="P42">Inget att anmärka, bra</text:p>
        </text:list-item>
        <text:list-item>
          <text:p text:style-name="P50">Rad 13: PizzaBase – bra användning av enum</text:p>
        </text:list-item>
        <text:list-item>
          <text:p text:style-name="P50">Rad <text:s/>26: GetPizza – avancerad, men bra tillfälle att använda lambda</text:p>
        </text:list-item>
      </text:list>
      <text:p text:style-name="P43"/>
      <text:h text:style-name="P11" text:outline-level="2"><text:span text:style-name="T3">Terminal</text:span>.<text:span text:style-name="T20">cs</text:span></text:h>
      <text:list xml:id="list12755396981055" text:continue-numbering="true" text:style-name="L3">
        <text:list-item>
          <text:p text:style-name="P50">Generellt bra kod</text:p>
        </text:list-item>
        <text:list-item>
          <text:p text:style-name="P50">Rad 23: bättre instansera detta i constructorn</text:p>
        </text:list-item>
        <text:list-item>
          <text:p text:style-name="P51">Rad 97: Perfekt exempel när lambda är bra att användas</text:p>
        </text:list-item>
      </text:list>
      <text:p text:style-name="P52"/>
      <text:h text:style-name="P4" text:outline-level="1">PizzaWord</text:h>
      <text:p text:style-name="P30"/>
      <text:h text:style-name="Heading_20_1" text:outline-level="1">PizzaWorld.csproj</text:h>
      <text:p text:style-name="P25"><text:span text:style-name="T32">&lt;</text:span><text:span text:style-name="T37">ItemGroup</text:span><text:span text:style-name="T32">&gt;</text:span></text:p>
      <text:p text:style-name="Standard"><text:span text:style-name="T32"><text:s text:c="4"/>&lt;</text:span><text:span text:style-name="T37">Reference</text:span><text:span text:style-name="T32"> </text:span><text:span text:style-name="T38">Include</text:span><text:span text:style-name="T32">=</text:span><text:span text:style-name="T21">"</text:span><text:span text:style-name="T32">EasyConsole</text:span><text:span text:style-name="T21">"</text:span><text:span text:style-name="T32">&gt;</text:span></text:p>
      <text:p text:style-name="Standard"><text:span text:style-name="T32"><text:s text:c="6"/>&lt;</text:span><text:span text:style-name="T37">HintPath</text:span><text:span text:style-name="T32">&gt;</text:span><text:span text:style-name="T21">..\..\..\EasyConsole-master\packages\EasyConsole.1.1.0\lib\net452\EasyConsole.dll</text:span><text:span text:style-name="T32">&lt;/</text:span><text:span text:style-name="T37">HintPath</text:span><text:span text:style-name="T32">&gt;</text:span></text:p>
      <text:p text:style-name="Standard"><text:span text:style-name="T32"><text:s text:c="4"/>&lt;/</text:span><text:span text:style-name="T37">Reference</text:span><text:span text:style-name="T32">&gt;</text:span></text:p>
      <text:p text:style-name="P25"><text:span text:style-name="T32"><text:s text:c="2"/>&lt;/</text:span><text:span text:style-name="T37">ItemGroup</text:span><text:span text:style-name="T32">&gt;</text:span></text:p>
      <text:p text:style-name="Text_20_body"/>
      <text:p text:style-name="P71">Detta är troligtvis felaktig användning av ett klassbibliotek. <text:s/>Raden under borde räcka:</text:p>
      <text:p text:style-name="P26"><text:span text:style-name="T32">&lt;</text:span><text:span text:style-name="T37">PackageReference</text:span><text:span text:style-name="T32"> </text:span><text:span text:style-name="T38">Include</text:span><text:span text:style-name="T32">=</text:span><text:span text:style-name="T21">"</text:span><text:span text:style-name="T32">EasyConsoleCore</text:span><text:span text:style-name="T21">"</text:span><text:span text:style-name="T32"> </text:span><text:span text:style-name="T38">Version</text:span><text:span text:style-name="T32">=</text:span><text:span text:style-name="T21">"</text:span><text:span text:style-name="T32">1.0.2</text:span><text:span text:style-name="T21">"</text:span><text:span text:style-name="T32"> /&gt;</text:span></text:p>
      <text:h text:style-name="P17" text:outline-level="2"/>
      <text:h text:style-name="P12" text:outline-level="2"><text:span text:style-name="T20">Program.cs</text:span></text:h>
      <text:list xml:id="list12755303573654" text:continue-list="list12755069284056" text:style-name="L1">
        <text:list-item>
          <text:p text:style-name="P36"><text:span text:style-name="T1">Rad </text:span><text:span text:style-name="T14">9: </text:span><text:span text:style-name="T17">variabel menu används inte. </text:span><text:span text:style-name="T18">Felaktig sätt att använda statiska klasser.</text:span></text:p>
        </text:list-item>
      </text:list>
      <text:h text:style-name="P12" text:outline-level="2"><text:span text:style-name="T4">C</text:span><text:span text:style-name="T5">ustomer</text:span><text:span text:style-name="T23">.cs</text:span></text:h>
      <text:list xml:id="list12755712894218" text:continue-numbering="true" text:style-name="L1">
        <text:list-item>
          <text:p text:style-name="P44">I<text:span text:style-name="T23">nget att anmärka</text:span></text:p>
        </text:list-item>
      </text:list>
      <text:h text:style-name="P15" text:outline-level="2"><text:span text:style-name="T4">E</text:span><text:span text:style-name="T5">xtraMenu</text:span><text:span text:style-name="T23">.cs, Pizza.cs</text:span></text:h>
      <text:list xml:id="list4107719338" text:style-name="L4">
        <text:list-item>
          <text:p text:style-name="P24"><text:span text:style-name="T33">K</text:span>änns lite “overkill” att använda arv här</text:p>
        </text:list-item>
      </text:list>
      <text:h text:style-name="P13" text:outline-level="2"><text:span text:style-name="T4">M</text:span><text:span text:style-name="T6">enu</text:span><text:span text:style-name="T24">.cs</text:span></text:h>
      <text:list xml:id="list12755952111416" text:continue-list="list12755712894218" text:style-name="L1">
        <text:list-item>
          <text:p text:style-name="P37"><text:span text:style-name="T18">Rad 12: Klassen borde vara statisk och ha statisk konstruktor</text:span></text:p>
        </text:list-item>
        <text:list-item>
          <text:p text:style-name="P53">Rad 61: ingredientsNr är Svengeska, No är korrekt förkortning :-) :-) :-)</text:p>
        </text:list-item>
        <text:list-item>
          <text:p text:style-name="P38"><text:span text:style-name="T19">Rad 84: Dåliga variabelnamn I funktionen.</text:span></text:p>
        </text:list-item>
      </text:list>
      <text:h text:style-name="P14" text:outline-level="2"><text:span text:style-name="T4">M</text:span><text:span text:style-name="T7">enuItems</text:span><text:span text:style-name="T25">.cs</text:span></text:h>
      <text:list xml:id="list12755494194000" text:continue-numbering="true" text:style-name="L1">
        <text:list-item>
          <text:p text:style-name="P54">Rad 9 – 13: borde vara private </text:p>
        </text:list-item>
        <text:list-item>
          <text:p text:style-name="P54">Rad 12: _moms borde vara const</text:p>
        </text:list-item>
        <text:list-item>
          <text:p text:style-name="P54">Rad 15,16,17,19 (men inte 18): Dessa properties har ingen logik, då är det enklare att skriva så här:<text:line-break/>public string Name{get;set;}<text:line-break/>public int MenuNo{get;set;</text:p>
        </text:list-item>
        <text:list-item>
          <text:p text:style-name="P55">Rad 15 – 19: Snyggare om properites startat namnet med stor bokstav.</text:p>
        </text:list-item>
      </text:list>
      <text:h text:style-name="P19" text:outline-level="2"><text:soft-page-break/><text:span text:style-name="T8">O</text:span><text:span text:style-name="T9">rderDetails</text:span><text:span text:style-name="T26">.cs</text:span></text:h>
      <text:list xml:id="list12754269361156" text:continue-numbering="true" text:style-name="L1">
        <text:list-item>
          <text:p text:style-name="P66">Rad 17: Price skall inte ha set. <text:s/><text:span text:style-name="T22">”public int price { get;}”. Om priset sätts, så blir logiken fel.</text:span></text:p>
        </text:list-item>
        <text:list-item>
          <text:p text:style-name="P66"><text:span text:style-name="T22">Rad 27: Totalt onödigt och ”luktar”. <text:s/>Price sätts på rad 25.</text:span></text:p>
        </text:list-item>
      </text:list>
      <text:h text:style-name="P20" text:outline-level="2"><text:span text:style-name="T8">S</text:span><text:span text:style-name="T10">hoppingCart</text:span><text:span text:style-name="T29">.cs</text:span></text:h>
      <text:list xml:id="list12755920584974" text:continue-numbering="true" text:style-name="L1">
        <text:list-item>
          <text:p text:style-name="P62">R<text:span text:style-name="T33">ad 17-21: kan förenklas, dessa properties behöver inte ha egna variabler. <text:line-break/> public static List&lt;OrderDetails&gt; orderDetails { get;set;} räcker här.</text:span></text:p>
        </text:list-item>
        <text:list-item>
          <text:p text:style-name="P67">Rad 30, 35: Har inte gått igenom detta, men generellt skall man undvika flera return.<text:line-break/>if (!(place &gt;= orderDetails.Count || place &lt; 0)) <text:line-break/>{<text:line-break/> orderDetails.RemoveAt(place);<text:line-break/>}</text:p>
        </text:list-item>
      </text:list>
      <text:h text:style-name="P22" text:outline-level="2"><text:span text:style-name="T8">E</text:span><text:span text:style-name="T12">xtensionMethods</text:span><text:span text:style-name="T31">.cs</text:span></text:h>
      <text:list xml:id="list12754638432647" text:continue-numbering="true" text:style-name="L1">
        <text:list-item>
          <text:p text:style-name="P29"><text:span text:style-name="T27">F</text:span><text:span text:style-name="T28">elaktig logik på båda Metoderna. Ni skriver över ForegroundColor med White varje gång.</text:span></text:p>
        </text:list-item>
      </text:list>
      <text:p text:style-name="P69"><text:span text:style-name="T12"/></text:p>
      <text:p text:style-name="P27">E<text:span text:style-name="T36">xtraMenuCode.cs</text:span></text:p>
      <text:list xml:id="list12754765943657" text:continue-numbering="true" text:style-name="L1">
        <text:list-item>
          <text:p text:style-name="P63">F<text:span text:style-name="T35">elaktig logik på båda Metoderna. Ni skriver över ForegroundColor med White varje gång.</text:span></text:p>
        </text:list-item>
      </text:list>
      <text:p text:style-name="P28"/>
      <text:p text:style-name="P70"><text:span text:style-name="T8">M</text:span><text:span text:style-name="T13">enuCode.cs</text:span></text:p>
      <text:list xml:id="list12754834541452" text:continue-numbering="true" text:style-name="L1">
        <text:list-item>
          <text:p text:style-name="P64">F<text:span text:style-name="T35">elaktig logik på båda Metoderna. Ni skriver över ForegroundColor med White varje gång.</text:span></text:p>
        </text:list-item>
      </text:list>
      <text:p text:style-name="P68"/>
      <text:p text:style-name="P65"/>
      <text:p text:style-name="P73"/>
      <text:h text:style-name="Heading_20_1" text:outline-level="1">UtcheckningsTerminal</text:h>
      <text:p text:style-name="Text_20_body"/>
      <text:h text:style-name="P16" text:outline-level="2"><text:span text:style-name="T20">Program.cs</text:span></text:h>
      <text:list xml:id="list12755900613865" text:continue-numbering="true" text:style-name="L1">
        <text:list-item>
          <text:p text:style-name="P45">I<text:span text:style-name="T34">nget att anmärka</text:span></text:p>
        </text:list-item>
      </text:list>
      <text:p text:style-name="P47"/>
      <text:h text:style-name="P21" text:outline-level="2"><text:span text:style-name="T8">c</text:span><text:span text:style-name="T11">Terminal</text:span><text:span text:style-name="T30">.cs</text:span></text:h>
      <text:list xml:id="list12754339712956" text:continue-numbering="true" text:style-name="L1">
        <text:list-item>
          <text:p text:style-name="P56">Rad 11: föredrar att initiering sker i constructor</text:p>
        </text:list-item>
        <text:list-item>
          <text:p text:style-name="P56"><text:s/>Generellt: klassnamn bör börja med uppercase</text:p>
        </text:list-item>
        <text:list-item>
          <text:p text:style-name="P56">Rad 13: finns det någon orsak varför sPizza ligger under cTerminal? Generellt brukar man enbart ha privata subklasser, dvs. klasser man inte vill exponera ut.</text:p>
        </text:list-item>
        <text:list-item>
          <text:p text:style-name="P56">Rad 50: <text:s/>man måste använda seed för att få random värden.</text:p>
        </text:list-item>
        <text:list-item>
          <text:p text:style-name="P56">Rad 55 – 85: Switch är lite mer läsbart (skönhetsfel)</text:p>
        </text:list-item>
      </text:list>
      <text:p text:style-name="P58"/>
      <text:p text:style-name="P58"/>
      <text:h text:style-name="P5" text:outline-level="1">UtlamningsTerminal</text:h>
      <text:p text:style-name="P72"/>
      <text:h text:style-name="P18" text:outline-level="2"><text:span text:style-name="T20">Program.cs</text:span></text:h>
      <text:list xml:id="list12755495306793" text:continue-numbering="true" text:style-name="L1">
        <text:list-item>
          <text:p text:style-name="P46">I<text:span text:style-name="T34">nget att anmärka</text:span></text:p>
        </text:list-item>
      </text:list>
      <text:p text:style-name="P48"/>
      <text:h text:style-name="P23" text:outline-level="2"><text:span text:style-name="T11">Terminal</text:span><text:span text:style-name="T30">.cs</text:span></text:h>
      <text:list xml:id="list12755720542430" text:continue-numbering="true" text:style-name="L1">
        <text:list-item>
          <text:p text:style-name="P57">Rad <text:span text:style-name="T39">9</text:span>: föredrar att initiering sker i constructor</text:p>
        </text:list-item>
        <text:list-item>
          <text:p text:style-name="P57">Rad <text:span text:style-name="T39">14</text:span>: <text:s/>man måste använda seed för att få random värden.</text:p>
        </text:list-item>
        <text:list-item>
          <text:p text:style-name="P57">Rad <text:span text:style-name="T39">33</text:span> – <text:span text:style-name="T39">63</text:span>: Switch är lite mer läsbart (skönhetsfel)</text:p>
          <text:p text:style-name="P57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sv" fo:country="SE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fo:color="#55a0cb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55a0cb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55a0cb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55a0cb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margin-left="0cm" fo:margin-right="0cm" fo:text-align="end" style:justify-single-word="false" fo:text-indent="0cm" style:auto-text-indent="false" style:page-number="auto" text:number-lines="false" text:line-number="0">
        <style:tab-stops>
          <style:tab-stop style:position="8.795cm" style:type="center"/>
          <style:tab-stop style:position="19.293cm" style:type="right"/>
        </style:tab-stops>
      </style:paragraph-properties>
      <style:text-properties fo:font-size="16pt" fo:language="sv" fo:country="SE" officeooo:rsid="007bdde5" officeooo:paragraph-rsid="007bdde5" style:font-size-asian="16pt" style:font-size-complex="16pt"/>
    </style:style>
    <style:style style:name="MP2" style:family="paragraph" style:parent-style-name="Header" style:master-page-name="">
      <style:paragraph-properties fo:margin-left="0cm" fo:margin-right="0cm" fo:text-align="end" style:justify-single-word="false" fo:text-indent="0cm" style:auto-text-indent="false" style:page-number="auto" text:number-lines="false" text:line-number="0">
        <style:tab-stops>
          <style:tab-stop style:position="8.795cm" style:type="center"/>
          <style:tab-stop style:position="19.293cm" style:type="right"/>
        </style:tab-stops>
      </style:paragraph-properties>
      <style:text-properties fo:font-size="8pt" fo:language="sv" fo:country="SE" officeooo:rsid="007bdde5" officeooo:paragraph-rsid="007bdde5" style:font-size-asian="7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43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06cm" fo:margin-left="0cm" fo:margin-right="0.688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1" text:anchor-type="paragraph" svg:x="17.263cm" svg:y="-0.171cm" svg:width="2.004cm" svg:height="1.286cm" draw:z-index="5"><draw:image xlink:href="Pictures/1000389E00001D39000012BCFF552761FFCA2460.svg" xlink:type="simple" xlink:show="embed" xlink:actuate="onLoad" loext:mime-type="image/svg+xml"/><draw:image xlink:href="Pictures/10000201000001A80000011007E3193770077B29.png" xlink:type="simple" xlink:show="embed" xlink:actuate="onLoad" loext:mime-type="image/png"/></draw:frame>Weboholics</text:p>
        <text:p text:style-name="MP2">weboholics.se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4T20:41:39.830000000</meta:creation-date>
    <meta:editing-duration>PT3H48M40S</meta:editing-duration>
    <meta:editing-cycles>18</meta:editing-cycles>
    <meta:generator>LibreOffice/6.3.2.2$Windows_X86_64 LibreOffice_project/98b30e735bda24bc04ab42594c85f7fd8be07b9c</meta:generator>
    <dc:date>2019-11-25T01:25:49.644000000</dc:date>
    <meta:document-statistic meta:table-count="0" meta:image-count="1" meta:object-count="0" meta:page-count="6" meta:paragraph-count="81" meta:word-count="495" meta:character-count="3187" meta:non-whitespace-character-count="2780"/>
    <meta:user-defined meta:name="Info 1"/>
    <meta:user-defined meta:name="Info 2"/>
    <meta:user-defined meta:name="Info 3"/>
    <meta:user-defined meta:name="Info 4"/>
  </office:meta>
</office:document-meta>
</file>